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language="en" fo:country="US"/>
    </style:style>
    <style:style style:name="T3" style:parent-style-name="Policepardéfaut" style:family="text">
      <style:text-properties fo:language="en" fo:country="US"/>
    </style:style>
    <style:style style:name="T4" style:parent-style-name="Policepardéfaut" style:family="text">
      <style:text-properties fo:language="en" fo:country="US"/>
    </style:style>
    <style:style style:name="T5" style:parent-style-name="Policepardéfaut" style:family="text">
      <style:text-properties fo:language="en" fo:country="US"/>
    </style:style>
    <style:style style:name="T6" style:parent-style-name="Lienhypertexte" style:family="text">
      <style:text-properties fo:language="en" fo:country="US"/>
    </style:style>
    <style:style style:name="T7" style:parent-style-name="Lienhypertexte" style:family="text">
      <style:text-properties fo:language="en" fo:country="US"/>
    </style:style>
    <style:style style:name="P8" style:parent-style-name="Standard" style:family="paragraph">
      <style:text-properties fo:language="en" fo:country="US"/>
    </style:style>
    <style:style style:name="T9" style:parent-style-name="Policepardéfaut" style:family="text">
      <style:text-properties fo:language="en" fo:country="US"/>
    </style:style>
    <style:style style:name="T10" style:parent-style-name="Policepardéfaut" style:family="text">
      <style:text-properties fo:language="en" fo:country="US"/>
    </style:style>
    <style:style style:name="T11" style:parent-style-name="Policepardéfaut" style:family="text">
      <style:text-properties fo:language="en" fo:country="US"/>
    </style:style>
    <style:style style:name="T12" style:parent-style-name="Lienhypertexte" style:family="text">
      <style:text-properties fo:language="en" fo:country="US"/>
    </style:style>
    <style:style style:name="P13" style:parent-style-name="Standard" style:family="paragraph">
      <style:text-properties fo:language="en" fo:country="US"/>
    </style:style>
    <style:style style:name="T14" style:parent-style-name="Policepardéfaut" style:family="text">
      <style:text-properties fo:language="en" fo:country="US"/>
    </style:style>
    <style:style style:name="T15" style:parent-style-name="Policepardéfaut" style:family="text">
      <style:text-properties fo:language="en" fo:country="US"/>
    </style:style>
    <style:style style:name="T16" style:parent-style-name="Policepardéfaut" style:family="text">
      <style:text-properties fo:language="en" fo:country="US"/>
    </style:style>
    <style:style style:name="T17" style:parent-style-name="Lienhypertexte" style:family="text">
      <style:text-properties fo:language="en" fo:country="US"/>
    </style:style>
    <style:style style:name="P18" style:parent-style-name="Standard" style:family="paragraph">
      <style:text-properties fo:language="en" fo:country="US"/>
    </style:style>
    <style:style style:name="T19" style:parent-style-name="Policepardéfaut" style:family="text">
      <style:text-properties fo:language="en" fo:country="US"/>
    </style:style>
    <style:style style:name="T20" style:parent-style-name="Policepardéfaut" style:family="text">
      <style:text-properties fo:language="en" fo:country="US"/>
    </style:style>
    <style:style style:name="T21" style:parent-style-name="Policepardéfaut" style:family="text">
      <style:text-properties fo:language="en" fo:country="US"/>
    </style:style>
    <style:style style:name="T22" style:parent-style-name="Lienhypertexte" style:family="text">
      <style:text-properties fo:language="en" fo:country="US"/>
    </style:style>
    <style:style style:name="P23" style:parent-style-name="Standard" style:family="paragraph">
      <style:text-properties fo:language="en" fo:country="US"/>
    </style:style>
    <style:style style:name="T24" style:parent-style-name="Policepardéfaut" style:family="text">
      <style:text-properties fo:language="en" fo:country="US"/>
    </style:style>
    <style:style style:name="T25" style:parent-style-name="Policepardéfaut" style:family="text">
      <style:text-properties fo:language="en" fo:country="US"/>
    </style:style>
    <style:style style:name="T26" style:parent-style-name="Policepardéfaut" style:family="text">
      <style:text-properties fo:language="en" fo:country="US"/>
    </style:style>
    <style:style style:name="T27" style:parent-style-name="Lienhypertexte" style:family="text">
      <style:text-properties fo:language="en" fo:country="US"/>
    </style:style>
    <style:style style:name="P28" style:parent-style-name="Standard" style:family="paragraph">
      <style:text-properties fo:language="en" fo:country="US"/>
    </style:style>
    <style:style style:name="T29" style:parent-style-name="Policepardéfaut" style:family="text">
      <style:text-properties fo:language="en" fo:country="US"/>
    </style:style>
    <style:style style:name="T30" style:parent-style-name="Policepardéfaut" style:family="text">
      <style:text-properties fo:language="en" fo:country="US"/>
    </style:style>
    <style:style style:name="T31" style:parent-style-name="Policepardéfaut" style:family="text">
      <style:text-properties fo:language="en" fo:country="US"/>
    </style:style>
    <style:style style:name="T32" style:parent-style-name="Lienhypertexte" style:family="text">
      <style:text-properties fo:language="en" fo:country="US"/>
    </style:style>
    <style:style style:name="P33" style:parent-style-name="Standard" style:family="paragraph">
      <style:text-properties fo:language="en" fo:country="US"/>
    </style:style>
    <style:style style:name="T34" style:parent-style-name="Policepardéfaut" style:family="text">
      <style:text-properties fo:language="en" fo:country="US"/>
    </style:style>
    <style:style style:name="T35" style:parent-style-name="Policepardéfaut" style:family="text">
      <style:text-properties fo:language="en" fo:country="US"/>
    </style:style>
    <style:style style:name="T36" style:parent-style-name="Policepardéfaut" style:family="text">
      <style:text-properties fo:language="en" fo:country="US"/>
    </style:style>
    <style:style style:name="T37" style:parent-style-name="Lienhypertexte" style:family="text">
      <style:text-properties fo:language="en" fo:country="US"/>
    </style:style>
    <style:style style:name="P38" style:parent-style-name="Standard" style:family="paragraph">
      <style:text-properties fo:language="en" fo:country="US"/>
    </style:style>
    <style:style style:name="P39" style:parent-style-name="Standard" style:family="paragraph">
      <style:text-properties fo:language="en" fo:country="US"/>
    </style:style>
  </office:automatic-styles>
  <office:body>
    <office:text text:use-soft-page-breaks="true">
      <text:p text:style-name="P1">Plants :<text:s/><text:a xlink:href="https://pixabay.com/users/cristinatakao-6300927/?utm_source=link-attribution&amp;utm_medium=referral&amp;utm_campaign=image&amp;utm_content=3984065" office:target-frame-name="_top" xlink:show="replace">cristinatakao</text:a><text:s/>from<text:s/><text:a xlink:href="https://pixabay.com/?utm_source=link-attribution&amp;utm_medium=referral&amp;utm_campaign=image&amp;utm_content=3984065" office:target-frame-name="_top" xlink:show="replace">Pixabay</text:a></text:p>
      <text:p text:style-name="P2"/>
      <text:p text:style-name="Standard"><text:span text:style-name="T3">whitepot1</text:span><text:span text:style-name="T4">:</text:span><text:span text:style-name="T5"><text:s/></text:span><text:a xlink:href="https://www.ikea.ee/en/products/living-room/decoration/plant-pots/muskot-plant-pot-white-art-30308197" office:target-frame-name="_top" xlink:show="replace"><text:span text:style-name="T6">https://www.ikea.ee/en/products/living-room/decoration/plant-pots/muskot-plant-pot-</text:span><text:bookmark-start text:name="_Hlt83981258"/><text:bookmark-start text:name="_Hlt83981259"/><text:bookmark-end text:name="_Hlt83981258"/><text:bookmark-end text:name="_Hlt83981259"/><text:span text:style-name="T7">white-art-30308197</text:span></text:a></text:p>
      <text:p text:style-name="P8"/>
      <text:p text:style-name="Standard"><text:span text:style-name="T9">whitepot2</text:span><text:span text:style-name="T10">:</text:span><text:span text:style-name="T11"><text:s/></text:span><text:a xlink:href="https://www.amara.com/products/azalea-plant-pot-white-large-50" office:target-frame-name="_top" xlink:show="replace"><text:span text:style-name="T12">https://www.amara.com/products/azalea-plant-pot-white-large-50</text:span></text:a></text:p>
      <text:p text:style-name="P13"/>
      <text:p text:style-name="Standard"><text:span text:style-name="T14">whitepot3</text:span><text:span text:style-name="T15">:</text:span><text:span text:style-name="T16"><text:s/></text:span><text:a xlink:href="https://everydiy.uk/p/diy.com/5604095300028/Round-Glazed-Terracotta-White-Painted-Plant-Pot-H-26cm-Dia-30cm" office:target-frame-name="_top" xlink:show="replace"><text:span text:style-name="T17">https://everydiy.uk/p/diy.com/5604095300028/Round-Glazed-Terracotta-White-Painted-Plant-Pot-H-26cm-Dia-30cm</text:span></text:a></text:p>
      <text:p text:style-name="P18"/>
      <text:p text:style-name="Standard"><text:span text:style-name="T19">whitepot4</text:span><text:span text:style-name="T20">:</text:span><text:span text:style-name="T21"><text:s/></text:span><text:a xlink:href="https://www.amazon.co.uk/Cabilock-Ceramic-Succulent-Planter-Desktop/dp/B0821ZKSJS" office:target-frame-name="_top" xlink:show="replace"><text:span text:style-name="T22">https://www.amazon.co.uk/Cabilock-Ceramic-Succulent-Planter-Desktop/dp/B0821ZKSJS</text:span></text:a></text:p>
      <text:p text:style-name="P23"/>
      <text:p text:style-name="Standard"><text:span text:style-name="T24">whitepot5</text:span><text:span text:style-name="T25">:</text:span><text:span text:style-name="T26"><text:s/></text:span><text:a xlink:href="https://www.ebay.co.uk/itm/332216020529" office:target-frame-name="_top" xlink:show="replace"><text:span text:style-name="T27">https://www.ebay.co.uk/itm/332216020529</text:span></text:a></text:p>
      <text:p text:style-name="P28"/>
      <text:p text:style-name="Standard"><text:span text:style-name="T29">whitepot6</text:span><text:span text:style-name="T30">:</text:span><text:span text:style-name="T31"><text:s/></text:span><text:a xlink:href="https://getpotted.com/product/amfi_partner_glossy_snake_tall_indoor_planter/?SKU=75192" office:target-frame-name="_top" xlink:show="replace"><text:span text:style-name="T32">https://getpotted.com/product/amfi_partner_glossy_snake_tall_indoor_planter/?SKU=75192</text:span></text:a></text:p>
      <text:p text:style-name="P33"/>
      <text:p text:style-name="Standard"><text:span text:style-name="T34">whitepot7</text:span><text:span text:style-name="T35">:</text:span><text:span text:style-name="T36"><text:s/></text:span><text:a xlink:href="http://decorative-plantpots.sell.everychina.com/p-109027576-elegant-white-plastic-flower-planters-polypropylene-large-indoor-floor.html" office:target-frame-name="_top" xlink:show="replace"><text:span text:style-name="T37">http://decorative-plantpots.sell.everychina.com/p-109027576-elegant-white-plastic-flower-planters-polypropylene-large-indoor-floor.html</text:span></text:a></text:p>
      <text:p text:style-name="P38"/>
      <text:p text:style-name="P3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ébastien MICHELI</dc:creator>
    <meta:creation-date>2021-09-24T10:44:00Z</meta:creation-date>
    <dc:date>2021-10-01T09:48:00Z</dc:date>
    <meta:template xlink:href="Normal" xlink:type="simple"/>
    <meta:editing-cycles>9</meta:editing-cycles>
    <meta:editing-duration>PT1140S</meta:editing-duration>
    <meta:document-statistic meta:page-count="1" meta:paragraph-count="3" meta:word-count="268" meta:character-count="1745" meta:row-count="12" meta:non-whitespace-character-count="1480"/>
  </office:meta>
</office:document-meta>
</file>